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8a4c" officeooo:paragraph-rsid="00038a4c"/>
    </style:style>
    <style:style style:name="P2" style:family="paragraph" style:parent-style-name="Standard">
      <style:text-properties officeooo:rsid="00051c4b" officeooo:paragraph-rsid="00051c4b"/>
    </style:style>
    <style:style style:name="P3" style:family="paragraph" style:parent-style-name="Standard">
      <style:text-properties officeooo:rsid="00051c4b" officeooo:paragraph-rsid="00051c4b"/>
    </style:style>
    <style:style style:name="P4" style:family="paragraph" style:parent-style-name="Standard">
      <style:text-properties officeooo:rsid="0005b263" officeooo:paragraph-rsid="0005b263"/>
    </style:style>
    <style:style style:name="P5" style:family="paragraph" style:parent-style-name="Standard">
      <style:text-properties officeooo:rsid="00087ed0" officeooo:paragraph-rsid="00087ed0"/>
    </style:style>
    <style:style style:name="T1" style:family="text">
      <style:text-properties officeooo:rsid="00051c4b"/>
    </style:style>
    <style:style style:name="T2" style:family="text">
      <style:text-properties officeooo:rsid="0005b2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äsentation Flexiflight</text:p>
      <text:p text:style-name="P1"/>
      <text:p text:style-name="P1">Anfang Beamer aus, AndroidHandy mit Adapter (oder iPhone mit Mirroring). Erzähler und Bediener auf der Bühne.</text:p>
      <text:p text:style-name="P1">Erzähler stellt Bediener vor: „Das ist xxxxx, nachdem wir bald Semesterferien haben möchte er sich nach billigen Urlauben umschauen. Jedoch weiß er noch nicht wohin er will.</text:p>
      <text:p text:style-name="P1">Bediener macht Flugvergleichsseite auf und tippt und sucht wild umher</text:p>
      <text:p text:style-name="P1">Erzähler: „ xxx ist jetzt <text:span text:style-name="T1">gefrustet und hat dazu immer keine Reise gefunden.“</text:span></text:p>
      <text:p text:style-name="P2">Flexiflight wird geöffnet</text:p>
      <text:p text:style-name="P2">Erzähler: „Dafür bieten wir die Lösung mit Flexiflight. <text:span text:style-name="T2">Einfach eingeben wie lange mange man wegfliegen möchte und die App schlägt einem europaweite Destinations vor. Sortiert nach dem günstigsten Preis und xxx hat die freie Wahl in welchen Urlaub er fliegen möchte. </text:span></text:p>
      <text:p text:style-name="P4">Falls man aber schon ein bestimmtes Ziel vor Augen hat wie yyy (jemand anderes kommt auf die Bühne und wird Bediener), kann man auch nach Abflugsort und Ankunftsort suchen, yyy weiß aber nur groben Zeitraum wann er fliegen möchte und gibt ihn die App ein und sucht sich seinen günstigsten Flug heraus.</text:p>
      <text:p text:style-name="P5">„Ich wiederum (Erzähler wird zu Bediener) weiß schon wann ich fliegen will und wie lange und von wo nach wo. Die App bietet auch mir die Möglichkeit danach zu suchen (zeigt d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2:12:43.653399929</meta:creation-date>
    <dc:date>2023-04-26T16:32:33.567942132</dc:date>
    <meta:editing-duration>PT13M37S</meta:editing-duration>
    <meta:editing-cycles>3</meta:editing-cycles>
    <meta:generator>LibreOffice/7.3.7.2$Linux_X86_64 LibreOffice_project/30$Build-2</meta:generator>
    <meta:document-statistic meta:table-count="0" meta:image-count="0" meta:object-count="0" meta:page-count="1" meta:paragraph-count="9" meta:word-count="196" meta:character-count="1223" meta:non-whitespace-character-count="1035"/>
  </office:meta>
</office:document-meta>
</file>